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581d8" officeooo:paragraph-rsid="001581d8"/>
    </style:style>
    <style:style style:name="T1" style:family="text">
      <style:text-properties officeooo:rsid="00124b46"/>
    </style:style>
    <style:style style:name="T2" style:family="text">
      <style:text-properties officeooo:rsid="001557c1"/>
    </style:style>
    <style:style style:name="T3" style:family="text">
      <style:text-properties officeooo:rsid="00158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тоговая контрольная работа</text:p>
      <text:p text:style-name="Standard"/>
      <text:p text:style-name="Standard">1. Используя команду cat в терминале операционной системы Linux, создать два файла Домашние животные (заполнив файл собаками, кошками, хомяками) и Вьючные животными заполнив файл Лошадьми, верблюдами и ослы), а затем объединить их. Просмотреть содержимое созданного файла. Переименовать файл, дав ему новое имя (Друзья человека).</text:p>
      <text:p text:style-name="Standard"/>
      <text:p text:style-name="Standard"><text:s text:c="3"/><text:span text:style-name="T1">1</text:span> <text:s/>mkdir attestation</text:p>
      <text:p text:style-name="Standard"><text:s text:c="3"/>2 <text:s/>cd attestation</text:p>
      <text:p text:style-name="Standard"><text:s text:c="3"/><text:span text:style-name="T1">3</text:span> <text:s/>echo &gt;&gt; pets dog cat hamster</text:p>
      <text:p text:style-name="Standard"><text:s text:c="3"/>4 <text:s/>echo &gt;&gt; pack_animals horse camel donkey</text:p>
      <text:p text:style-name="Standard"><text:s text:c="3"/><text:span text:style-name="T1">5</text:span> <text:s/>ls</text:p>
      <text:p text:style-name="Standard"><text:s text:c="3"/><text:span text:style-name="T1">6</text:span> <text:s/>cat pack_animals</text:p>
      <text:p text:style-name="Standard"><text:s text:c="3"/><text:span text:style-name="T1">7</text:span> <text:s/>cat pets</text:p>
      <text:p text:style-name="Standard"><text:s text:c="3"/><text:span text:style-name="T1">8</text:span> <text:s/>cat pets pack_animals &gt; animals</text:p>
      <text:p text:style-name="Standard"><text:s text:c="3"/><text:span text:style-name="T1">9</text:span> <text:s/>cat animals</text:p>
      <text:p text:style-name="Standard"><text:s text:c="3"/><text:span text:style-name="T1">10</text:span> <text:s/>mv animals "men's friends"</text:p>
      <text:p text:style-name="Standard"/>
      <text:p text:style-name="Standard">2. Создать директорию, переместить файл туда.</text:p>
      <text:p text:style-name="Standard"/>
      <text:p text:style-name="Standard"><text:s text:c="3"/><text:span text:style-name="T1">11</text:span> <text:s/>mkdir new_directory</text:p>
      <text:p text:style-name="Standard"><text:s text:c="3"/><text:span text:style-name="T1">12</text:span> <text:s/>mv "men's friends" /home/vadim/attestation/new_directory/</text:p>
      <text:p text:style-name="Standard"><text:s text:c="3"/><text:span text:style-name="T1">13</text:span> <text:s/>tree</text:p>
      <text:p text:style-name="Standard"/>
      <text:p text:style-name="Standard">3. Подключить дополнительный репозиторий MySQL. Установить любой пакет из этого репозитория.</text:p>
      <text:p text:style-name="Standard"/>
      <text:p text:style-name="Standard"><text:s text:c="3"/><text:span text:style-name="T2">14</text:span> <text:s/>sudo apt install mysql-server mysql-client</text:p>
      <text:p text:style-name="Standard"><text:s text:c="3"/><text:span text:style-name="T2">15</text:span> <text:s/>sudo apt-get update</text:p>
      <text:p text:style-name="Standard"/>
      <text:p text:style-name="Standard">4. Установить и удалить deb-пакет с помощью dpkg.</text:p>
      <text:p text:style-name="Standard"/>
      <text:p text:style-name="P2">Install:</text:p>
      <text:p text:style-name="P2"/>
      <text:p text:style-name="Standard"><text:s text:c="3"/><text:span text:style-name="T2">16</text:span> <text:s/>wget https://dev.mysql.com/get/mysql-apt-config_0.8.24-1_all.deb</text:p>
      <text:p text:style-name="Standard"><text:s text:c="3"/><text:span text:style-name="T2">17</text:span> <text:s/>sudo dpkg -i mysql-apt-config_0.8.24-1_all.deb</text:p>
      <text:p text:style-name="Standard"><text:s text:c="3"/><text:span text:style-name="T2">18</text:span> <text:s/>sudo apt install mysql-server</text:p>
      <text:p text:style-name="Standard"><text:s text:c="3"/><text:span text:style-name="T2">19</text:span> <text:s/>sudo mysql_secure_installation</text:p>
      <text:p text:style-name="Standard"><text:s text:c="3"/><text:span text:style-name="T3">20</text:span> <text:s/>sudo mysql_secure_installation</text:p>
      <text:p text:style-name="Standard"><text:s text:c="3"/><text:span text:style-name="T3">21</text:span> <text:s/>sudo apt-get update</text:p>
      <text:p text:style-name="Standard"><text:s text:c="3"/><text:span text:style-name="T3">22</text:span> <text:s/>sudo apt-get install mysql-workbench-community</text:p>
      <text:p text:style-name="Standard"/>
      <text:p text:style-name="P2">Delete:</text:p>
      <text:p text:style-name="P2"/>
      <text:p text:style-name="P2"><text:s text:c="3"/>23 sudo dpkg -s mysql-server</text:p>
      <text:p text:style-name="P2"><text:s text:c="3"/>24 <text:s/>sudo dpkg -r mysql-workbench-community</text:p>
      <text:p text:style-name="P2"><text:s text:c="3"/>25 <text:s/>sudo dpkg -r mysql-community-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0:01:08.330288247</meta:creation-date>
    <dc:date>2023-06-12T16:16:39.266350754</dc:date>
    <meta:editing-duration>PT53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179" meta:character-count="1417" meta:non-whitespace-character-count="1171"/>
  </office:meta>
</office:document-meta>
</file>